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e7a4" officeooo:paragraph-rsid="000fe7a4"/>
    </style:style>
    <style:style style:name="P2" style:family="paragraph" style:parent-style-name="Standard">
      <style:text-properties officeooo:rsid="00116cc6" officeooo:paragraph-rsid="00116cc6"/>
    </style:style>
    <style:style style:name="P3" style:family="paragraph" style:parent-style-name="Standard">
      <style:text-properties officeooo:rsid="00116cc6" officeooo:paragraph-rsid="00116cc6"/>
    </style:style>
    <style:style style:name="T1" style:family="text">
      <style:text-properties officeooo:rsid="0013a98c"/>
    </style:style>
    <style:style style:name="T2" style:family="text">
      <style:text-properties officeooo:rsid="001402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Óleos essenciais (Título)</text:p>
      <text:p text:style-name="P1"/>
      <text:p text:style-name="P1"/>
      <text:p text:style-name="P1">- Introdução</text:p>
      <text:p text:style-name="P1"/>
      <text:p text:style-name="P1"/>
      <text:p text:style-name="P1">– <text:span text:style-name="T1">Óleos essenciais relaxantes</text:span></text:p>
      <text:p text:style-name="P1"/>
      <text:p text:style-name="P1"/>
      <text:p text:style-name="P1"/>
      <text:p text:style-name="P1">– <text:span text:style-name="T1">Óleos essenciais estimulantes</text:span></text:p>
      <text:p text:style-name="P1"/>
      <text:p text:style-name="P2">1. <text:span text:style-name="T2">O que é o</text:span> Óleo essencial de hortelã pimenta?</text:p>
      <text:p text:style-name="P2"><text:tab/></text:p>
      <text:p text:style-name="P2"><text:tab/>O óleo essencial de hortelã-pimenta, uma das várias espécies de hortelã usadas na aromaterapia, é destilado dos topos floridos ou folhas felpudas da planta de hortelã-pimenta.</text:p>
      <text:p text:style-name="P2"/>
      <text:p text:style-name="P2">O óleo verde pálido é quase incolor, com um cheiro fresco e penetrante e um toque de grama e cânfora, semelhante a hortelã, mas mais picante. A hortelã-pimenta é um dos remédios naturais mais antigos e importantes, que remonta há milhares de anos ao Egito antigo e à Grécia. É usado em todo o mundo hoje em medicamentos de venda livre e para dar sabor à comida, chicletes e doces.</text:p>
      <text:p text:style-name="P2"/>
      <text:p text:style-name="P2">Um teor de mentol de 50 a 85% dá ao óleo de hortelã-pimenta seu aroma mentolado e cria uma sensação única que simultaneamente esfria e estimula. A ação ousada da hortelã pimenta é reconfortante, refrescante e energizante.</text:p>
      <text:p text:style-name="P2"/>
      <text:p text:style-name="P2">Hortelã-pimenta é o principal óleo essencial para uma variedade de doenças digestivas. Uma massagem abdominal suave com óleo de hortelã-pimenta ajudará a aliviar a síndrome do intestino irritáel, diarreia, flatulência, constipação, espasmo de cólon, enjoo, vômito ou náusea.</text:p>
      <text:p text:style-name="P2"/>
      <text:p text:style-name="P2">* Propriedades analgesicas</text:p>
      <text:p text:style-name="P2"/>
      <text:p text:style-name="P2"><text:tab/>As propriedades analgesicas da hortelã-pimenta aliviam as dores de cabeça. Diluído em um óleo carreador, o óleo de hortelã-pimenta esfregado nas têmporas, na testa e no pescoço ajuda até a enxaqueca crônica.</text:p>
      <text:p text:style-name="P2"/>
      <text:p text:style-name="P2">Uma massagem com hortelã-pimenta também é boa para artrite, dores musculares ou espasmos nas pernas ou pés e cólicas menstruais.</text:p>
      <text:p text:style-name="P2"/>
      <text:p text:style-name="P2">Como descongestionante e expectorante, o óleo de hortelã-pimenta massageado no peito tratará resfriados, tosse, bronquite, sinusite e asma.</text:p>
      <text:p text:style-name="P2"/>
      <text:p text:style-name="P2">* A propriedade antiviral</text:p>
      <text:p text:style-name="P2"/>
      <text:p text:style-name="P2">A propriedade antiviral do hortelã-pimenta combate gripe, o herpes, a infecçao por fungos e o pé de atleta. Como um poderoso antisséptico o óleo de hortelã-pimenta trata o mau háiito, a cárie e a doença da gengiva. </text:p>
      <text:p text:style-name="P2"/>
      <text:p text:style-name="P2">Óleo de hortelã-pimenta quando inalado melhora a clareza mental, atenção, concentração e pensamento intuitivo. É excelente para o tratamento da fadiga mental, bem como sentimentos de insegurança, inferioridade ou apatia. Aqui está um excelente tônico restaurador, um estímulo geral.</text:p>
      <text:p text:style-name="P2"/>
      <text:p text:style-name="P2"><text:soft-page-break/>PRECAUÇÕES : Óleo essencial de hortelã-pimenta pode causar uma reação alérgica, especialmente na pele sensível, e só deve ser usado diluído com óleo carreador.</text:p>
      <text:p text:style-name="P2"/>
      <text:p text:style-name="P2">Evite usar óleos ou loções com óleo essencial de hortelã-pimenta em crianças menores de 10 anos de idade, uma reação grave de asfixia ao mental pode ocorre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11:00:30.633575527</meta:creation-date>
    <dc:date>2021-07-06T22:32:44.660184767</dc:date>
    <meta:editing-duration>PT10M13S</meta:editing-duration>
    <meta:editing-cycles>4</meta:editing-cycles>
    <meta:generator>LibreOffice/6.1.5.2$Linux_ARM_EABI LibreOffice_project/10$Build-2</meta:generator>
    <meta:document-statistic meta:table-count="0" meta:image-count="0" meta:object-count="0" meta:page-count="2" meta:paragraph-count="19" meta:word-count="396" meta:character-count="2535" meta:non-whitespace-character-count="2151"/>
  </office:meta>
</office:document-meta>
</file>